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799986E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64cm, 6.453cm, 14.025cm, 3.132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5cm" svg:height="23.199cm" svg:x="0.991cm" svg:y="2.192cm">
          <draw:image xlink:href="Pictures/10000000000005E8000007E0799986E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9T13:09:14.325343918</dc:date>
    <meta:editing-duration>PT3M46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